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4d45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d5d8"/>
    </style:style>
    <style:style style:name="T1" style:family="text">
      <style:text-properties style:font-name="Constantia" fo:font-size="12pt" style:font-size-asian="12pt"/>
    </style:style>
    <style:style style:name="T2" style:family="text">
      <style:text-properties style:font-name="Constantia" fo:font-size="12pt" officeooo:rsid="00134d45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BLAS: </text:span></text:p>
      <text:p text:style-name="P1"><text:span text:style-name="T1"><text:s/></text:span></text:p>
      <text:p text:style-name="P1"><text:span text:style-name="T1">Películas (</text:span><text:span text:style-name="T2">ID_PELÍCULA, código</text:span><text:span text:style-name="T1">, título, género, año_de_estreno, productora, precio_de_venta, precio_de_alquiler_diario) <text:s/></text:span></text:p>
      <text:p text:style-name="P1"><text:span text:style-name="T1"><text:s/></text:span></text:p>
      <text:p text:style-name="P1"><text:span text:style-name="T1">Ejemplares (</text:span><text:span text:style-name="T2">ID_EJEMPLAR, número</text:span><text:span text:style-name="T1">) <text:s/></text:span></text:p>
      <text:p text:style-name="P1"><text:span text:style-name="T1"><text:s/></text:span></text:p>
      <text:p text:style-name="P1"><text:span text:style-name="T1">Actores (</text:span><text:span text:style-name="T2">ID_ACTOR, nacionalidad</text:span><text:span text:style-name="T1">, </text:span><text:span text:style-name="T2">nro_pasaporte</text:span><text:span text:style-name="T1">, nombre_completo, es_protagonista) <text:s/></text:span></text:p>
      <text:p text:style-name="P1"><text:span text:style-name="T1"><text:s/></text:span></text:p>
      <text:p text:style-name="P1"><text:span text:style-name="T1">Participar (ID_PARTICIPAR, </text:span><text:span text:style-name="T2">id_película</text:span><text:span text:style-name="T1">, </text:span><text:span text:style-name="T2">id_actor</text:span><text:span text:style-name="T1">) <text:s/></text:span></text:p>
      <text:p text:style-name="P1"><text:span text:style-name="T1"><text:s/></text:span></text:p>
      <text:p text:style-name="P1"><text:span text:style-name="T1">Clientes (</text:span><text:span text:style-name="T2">ID_CLIENTE, dni</text:span><text:span text:style-name="T1">, nombre, teléfono, nro-piso-calle-depto, nro_cliente) <text:s/></text:span></text:p>
      <text:p text:style-name="P1"><text:span text:style-name="T1"><text:s/></text:span></text:p>
      <text:p text:style-name="P1"><text:span text:style-name="T1">Alquileres (</text:span><text:span text:style-name="T2">ID_ALQUILER, codigo</text:span><text:span text:style-name="T1">, </text:span><text:span text:style-name="T2">id_cliente</text:span><text:span text:style-name="T1">, fecha_de_comienzo, fecha_de_devolución) <text:s/></text:span></text:p>
      <text:p text:style-name="P1"><text:span text:style-name="T1"><text:s/></text:span></text:p>
      <text:p text:style-name="P3"><text:span text:style-name="T1">Facturas_alquiler (</text:span><text:span text:style-name="T2">ID_FACTURA_ALQUILER, fecha</text:span><text:span text:style-name="T1">, </text:span><text:span text:style-name="T2">nro_factura</text:span><text:span text:style-name="T1">, </text:span><text:span text:style-name="T2">id_cliente</text:span><text:span text:style-name="T1">, hora, monto_total) <text:s/></text:span></text:p>
      <text:p text:style-name="P1"><text:span text:style-name="T1"><text:s/></text:span></text:p>
      <text:p text:style-name="P1"><text:span text:style-name="T1">Ejemplar_en_alquiler (</text:span><text:span text:style-name="T2">ID_EJEMPLAR_EN_ALQUILER, número</text:span><text:span text:style-name="T1">, estado) <text:s/></text:span></text:p>
      <text:p text:style-name="P1"><text:span text:style-name="T1"><text:s/></text:span></text:p>
      <text:p text:style-name="P1"><text:span text:style-name="T1">Incluye (ID_INCLUYE, código, id_ejemplar_en_alquiler) <text:s/></text:span></text:p>
      <text:p text:style-name="P1"><text:span text:style-name="T1"><text:s/></text:span></text:p>
      <text:p text:style-name="P3"><text:span text:style-name="T1">Facturas_venta (</text:span><text:span text:style-name="T2">ID_FACTURA_VENTA , fecha</text:span><text:span text:style-name="T1">, </text:span><text:span text:style-name="T2">nro_factura, monto_total</text:span><text:span text:style-name="T1">) <text:s/></text:span></text:p>
      <text:p text:style-name="P1"><text:span text:style-name="T1"><text:s/></text:span></text:p>
      <text:p text:style-name="P2"><text:span text:style-name="T1">Ejemplar_en_venta (</text:span><text:span text:style-name="T2">ID_EJEMPLAR_EN_VENTA, número</text:span><text:span text:style-name="T1">, id_facturas_venta) <text:s/></text:span></text:p>
      <text:p text:style-name="P1"><text:span text:style-name="T1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16:46:07.754000000</meta:creation-date>
    <dc:date>2021-09-25T16:54:47.509000000</dc:date>
    <meta:editing-duration>PT8M39S</meta:editing-duration>
    <meta:editing-cycles>3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24" meta:word-count="61" meta:character-count="825" meta:non-whitespace-character-count="741"/>
  </office:meta>
</office:document-meta>
</file>